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ed6" officeooo:paragraph-rsid="001a8ed6"/>
    </style:style>
    <style:style style:name="P2" style:family="paragraph" style:parent-style-name="Standard">
      <style:text-properties officeooo:rsid="001bef6c" officeooo:paragraph-rsid="001be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ic covered:</text:p>
      <text:p text:style-name="P1">1. stack implementation and operations</text:p>
      <text:p text:style-name="P1">2. queue implementation and operations</text:p>
      <text:p text:style-name="P1">3. infix to postfix notation conversion</text:p>
      <text:p text:style-name="P1">4. evaluation of a postfix expression</text:p>
      <text:p text:style-name="P1">5. Graph</text:p>
      <text:p text:style-name="P1"><text:tab/>1. different types of graph</text:p>
      <text:p text:style-name="P1"><text:tab/>2. degrees of graphs</text:p>
      <text:p text:style-name="P1"><text:tab/>3. graph representation</text:p>
      <text:p text:style-name="P1"><text:tab/>4. graph traversal</text:p>
      <text:p text:style-name="P1"><text:tab/><text:tab/>- DFS</text:p>
      <text:p text:style-name="P1"><text:tab/><text:tab/>- BFS</text:p>
      <text:p text:style-name="P1"><text:tab/>5. Topological ordering</text:p>
      <text:p text:style-name="P1"><text:tab/>6. treeset(recursive and non recursive Algorithm)</text:p>
      <text:p text:style-name="P1"><text:tab/><text:tab/>- Preorder</text:p>
      <text:p text:style-name="P1"><text:tab/><text:tab/>- Postorder</text:p>
      <text:p text:style-name="P1"><text:tab/><text:tab/>- Inorder</text:p>
      <text:p text:style-name="P1"><text:tab/>7. Level Ordering</text:p>
      <text:p text:style-name="P1"><text:tab/>8. Binary Tree construction from Inorder and Postorder traversal technique</text:p>
      <text:p text:style-name="P2">6. Heap Sort</text:p>
      <text:p text:style-name="P2">7. Priority queue</text:p>
      <text:p text:style-name="P2">8. Binary Search tree</text:p>
      <text:p text:style-name="P2">9. Disjoint set Union</text:p>
      <text:p text:style-name="P2">10. Tower of hanoi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22:44:09.051973172</meta:creation-date>
    <dc:date>2023-04-09T22:59:16.350171183</dc:date>
    <meta:editing-duration>PT4M38S</meta:editing-duration>
    <meta:editing-cycles>2</meta:editing-cycles>
    <meta:document-statistic meta:table-count="0" meta:image-count="0" meta:object-count="0" meta:page-count="1" meta:paragraph-count="24" meta:word-count="91" meta:character-count="572" meta:non-whitespace-character-count="487"/>
    <meta:generator>LibreOffice/7.3.7.2$Linux_X86_64 LibreOffice_project/30$Build-2</meta:generator>
  </office:meta>
</office:document-meta>
</file>